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4516in" svg:height="5.3949in" svg:x="7.2264in" svg:y="34.6445in">
            <draw:object draw:notify-on-update-of-ranges="Spectral.D11:Spectral.D34 Spectral.E10:Spectral.E10 Spectral.E11:Spectral.E34 Spectral.N12:Spectral.N34 Spectral.R10:Spectral.R10 Spectral.R12:Spectral.R34 Spectral.G40:Spectral.G40 Spectral.E45:Spectral.E68 Spectral.D45:Spectral.D68 Spectral.R44:Spectral.R44 Spectral.R46:Spectral.R68 Spectral.N46:Spectral.N68 Spectral.G74:Spectral.G74 Spectral.E79:Spectral.E102 Spectral.D79:Spectral.D102 Spectral.R78:Spectral.R78 Spectral.R80:Spectral.R102 Spectral.N80:Spectral.N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G40:Spectral.G40 Spectral.I45:Spectral.I68 Spectral.E45:Spectral.E68 Spectral.E10:Spectral.E34 Spectral.G6:Spectral.G6 Spectral.I11:Spectral.I34 Spectral.G74:Spectral.G74 Spectral.I79:Spectral.I102 Spectral.E79:Spectral.E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6988in" svg:height="5.1776in" svg:x="0.2803in" svg:y="34.2945in">
            <draw:object draw:notify-on-update-of-ranges="Spectral.C11:Spectral.C34 Spectral.D10:Spectral.D10 Spectral.D11:Spectral.D34 Spectral.I144:Spectral.I144 Spectral.I145:Spectral.I168 Spectral.C145:Spectral.C168 Spectral.C11:Spectral.C34 Spectral.N10:Spectral.N10 Spectral.N11:Spectral.N34 Spectral.I111:Spectral.I111 Spectral.I112:Spectral.I135 Spectral.C112:Spectral.C135 Spectral.A107:Spectral.A107 Spectral.D112:Spectral.D135 Spectral.C112:Spectral.C135 Spectral.A140:Spectral.A140 Spectral.D145:Spectral.D168 Spectral.C145:Spectral.C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style-name="ce3"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style-name="ce3"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style-name="ce3"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style-name="ce3"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style-name="ce3"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style-name="ce3"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style-name="ce3"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style-name="ce3"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style-name="ce3"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style-name="ce3"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style-name="ce3"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style-name="ce3"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style-name="ce3"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style-name="ce3"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style-name="ce3"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style-name="ce3"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style-name="ce3"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style-name="ce3"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style-name="ce3"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style-name="ce3"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style-name="ce3"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style-name="ce3"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style-name="ce3"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style-name="ce3"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1"/>
          <table:table-cell table:style-name="ce3"/>
          <table:table-cell table:number-columns-repeated="6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style-name="ce3"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style-name="ce3"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style-name="ce3"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style-name="ce3"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style-name="ce3"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style-name="ce3"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style-name="ce3"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style-name="ce3"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style-name="ce3"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style-name="ce3"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style-name="ce3"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style-name="ce3"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style-name="ce3"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style-name="ce3"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style-name="ce3"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style-name="ce3"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style-name="ce3"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style-name="ce3"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style-name="ce3"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style-name="ce3"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style-name="ce3"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style-name="ce3"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style-name="ce3"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style-name="ce3"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1"/>
          <table:table-cell table:style-name="ce3"/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style-name="ce3"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style-name="ce3"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style-name="ce3"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style-name="ce3"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style-name="ce3"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style-name="ce3"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style-name="ce3"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style-name="ce3"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style-name="ce3"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style-name="ce3"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style-name="ce3"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style-name="ce3"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style-name="ce3"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style-name="ce3"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style-name="ce3"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style-name="ce3"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style-name="ce3"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style-name="ce3"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style-name="ce3"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style-name="ce3"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style-name="ce3"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style-name="ce3"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style-name="ce3"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style-name="ce3"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1"/>
          <table:table-cell table:style-name="ce3"/>
          <table:table-cell table:number-columns-repeated="6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style-name="ce3"/>
          <table:table-cell table:number-columns-repeated="6"/>
        </table:table-row>
        <table:table-row table:style-name="ro1" table:number-rows-repeated="104840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L11:Parallel.L11 Parallel.L13:Parallel.L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J12:Parallel.J28 Parallel.K12:Parallel.K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7.0114in" svg:height="4.8965in" svg:x="7.7232in" svg:y="10.3504in">
            <draw:object draw:notify-on-update-of-ranges="Parallel.J97:Parallel.J113 Parallel.D145:Parallel.D145 Parallel.D149:Parallel.D165 Parallel.J97:Parallel.J113 Parallel.D8:Parallel.D8 Parallel.D12:Parallel.D28 Parallel.J97:Parallel.J113 Parallel.D93:Parallel.D93 Parallel.D97:Parallel.D113 Parallel.J97:Parallel.J113 Parallel.D195:Parallel.D195 Parallel.D199:Parallel.D215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6.4854in" svg:height="4.2118in" svg:x="0.011in" svg:y="36.237in">
            <draw:object draw:notify-on-update-of-ranges="Parallel.J199:Parallel.J215 Parallel.E198:Parallel.E198 Parallel.E199:Parallel.E215 Parallel.J199:Parallel.J215 Parallel.D198:Parallel.D198 Parallel.D199:Parallel.D215 Parallel.J251:Parallel.J267 Parallel.E250:Parallel.E250 Parallel.E251:Parallel.E26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*LN([.J12])/([.$D$6]*LN([.$G$8])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*LN([.J13])/([.$D$6]*LN([.$G$8])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*LN([.J14])/([.$D$6]*LN([.$G$8])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*LN([.J15])/([.$D$6]*LN([.$G$8])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*LN([.J16])/([.$D$6]*LN([.$G$8])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*LN([.J17])/([.$D$6]*LN([.$G$8])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*LN([.J18])/([.$D$6]*LN([.$G$8])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*LN([.J19])/([.$D$6]*LN([.$G$8])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*LN([.J20])/([.$D$6]*LN([.$G$8])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*LN([.J21])/([.$D$6]*LN([.$G$8])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*LN([.J22])/([.$D$6]*LN([.$G$8])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*LN([.J23])/([.$D$6]*LN([.$G$8])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*LN([.J24])/([.$D$6]*LN([.$G$8])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*LN([.J25])/([.$D$6]*LN([.$G$8])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*LN([.J26])/([.$D$6]*LN([.$G$8])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*LN([.J27])/([.$D$6]*LN([.$G$8])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*LN([.J28])/([.$D$6]*LN([.$G$8])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  <table:table-cell/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5159585774371">
            <text:p>0.9951595858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486395779613819">
            <text:p>0.0048639578</text:p>
          </table:table-cell>
          <table:table-cell table:formula="of:=-LN([.$A$142])/LN([.D149])" office:value-type="float" office:value="2704.43359738156">
            <text:p>2704.43359738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81161989775292">
            <text:p>0.9811619898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191996942615178">
            <text:p>0.0191996943</text:p>
          </table:table-cell>
          <table:table-cell table:formula="of:=-LN([.$A$142])/LN([.D150])" office:value-type="float" office:value="690.007694734222">
            <text:p>690.00769473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59433135487902">
            <text:p>0.959433135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422821174416379">
            <text:p>0.0422821174</text:p>
          </table:table-cell>
          <table:table-cell table:formula="of:=-LN([.$A$142])/LN([.D151])" office:value-type="float" office:value="316.868456689811">
            <text:p>316.868456689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931938195263869">
            <text:p>0.9319381953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0730325305712569">
            <text:p>0.0730325306</text:p>
          </table:table-cell>
          <table:table-cell table:formula="of:=-LN([.$A$142])/LN([.D152])" office:value-type="float" office:value="186.162439860239">
            <text:p>186.16243986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900762856253815">
            <text:p>0.900762856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10170110875689">
            <text:p>0.1101701109</text:p>
          </table:table-cell>
          <table:table-cell table:formula="of:=-LN([.$A$142])/LN([.D153])" office:value-type="float" office:value="125.556927430695">
            <text:p>125.5569274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867784386961098">
            <text:p>0.867784387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152359981379601">
            <text:p>0.1523599814</text:p>
          </table:table-cell>
          <table:table-cell table:formula="of:=-LN([.$A$142])/LN([.D154])" office:value-type="float" office:value="92.5335206294177">
            <text:p>92.533520629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834494688452496">
            <text:p>0.8344946885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198329976017487">
            <text:p>0.198329976</text:p>
          </table:table-cell>
          <table:table-cell table:formula="of:=-LN([.$A$142])/LN([.D155])" office:value-type="float" office:value="72.5277350163713">
            <text:p>72.5277350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801959818856714">
            <text:p>0.8019598189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246945266441921">
            <text:p>0.2469452664</text:p>
          </table:table-cell>
          <table:table-cell table:formula="of:=-LN([.$A$142])/LN([.D156])" office:value-type="float" office:value="59.4587912025637">
            <text:p>59.45879120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770865156591522">
            <text:p>0.7708651566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297243741592403">
            <text:p>0.2972437416</text:p>
          </table:table-cell>
          <table:table-cell table:formula="of:=-LN([.$A$142])/LN([.D157])" office:value-type="float" office:value="50.4237314168805">
            <text:p>50.42373141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741596597493056">
            <text:p>0.74159659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348442001191036">
            <text:p>0.3484420012</text:p>
          </table:table-cell>
          <table:table-cell table:formula="of:=-LN([.$A$142])/LN([.D158])" office:value-type="float" office:value="43.8948648221651">
            <text:p>43.89486482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689077841775582">
            <text:p>0.6890778418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45121485465742">
            <text:p>0.4512148547</text:p>
          </table:table-cell>
          <table:table-cell table:formula="of:=-LN([.$A$142])/LN([.D159])" office:value-type="float" office:value="35.2371827496057">
            <text:p>35.23718274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624646011646804">
            <text:p>0.6246460116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0.60090672373561">
            <text:p>0.6009067237</text:p>
          </table:table-cell>
          <table:table-cell table:formula="of:=-LN([.$A$142])/LN([.D160])" office:value-type="float" office:value="27.8860926260912">
            <text:p>27.88609262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546912129043484">
            <text:p>0.546912129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0.828447289601968">
            <text:p>0.8284472896</text:p>
          </table:table-cell>
          <table:table-cell table:formula="of:=-LN([.$A$142])/LN([.D161])" office:value-type="float" office:value="21.7449513019983">
            <text:p>21.7449513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45479316376085">
            <text:p>0.4547931638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19880174040137">
            <text:p>1.1988017404</text:p>
          </table:table-cell>
          <table:table-cell table:formula="of:=-LN([.$A$142])/LN([.D162])" office:value-type="float" office:value="16.6545937133901">
            <text:p>16.65459371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425512657040456">
            <text:p>0.425512657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1.35010635630734">
            <text:p>1.3501063563</text:p>
          </table:table-cell>
          <table:table-cell table:formula="of:=-LN([.$A$142])/LN([.D163])" office:value-type="float" office:value="15.3574823762408">
            <text:p>15.35748237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36848226345302">
            <text:p>0.3684822635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1.71383482783967">
            <text:p>1.7138348278</text:p>
          </table:table-cell>
          <table:table-cell table:formula="of:=-LN([.$A$142])/LN([.D164])" office:value-type="float" office:value="13.1438838551115">
            <text:p>13.143883855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289955780375946">
            <text:p>0.2899557804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2.44880174040137">
            <text:p>2.4488017404</text:p>
          </table:table-cell>
          <table:table-cell table:formula="of:=-LN([.$A$142])/LN([.D165])" office:value-type="float" office:value="10.5994174415895">
            <text:p>10.5994174416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100000">
            <text:p>1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195]/[.E195]" office:value-type="float" office:value="0.333333333333333">
            <text:p>0.3333333333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195]*[.A195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+[.B199]" office:value-type="float" office:value="1">
            <text:p>1</text:p>
          </table:table-cell>
          <table:table-cell table:formula="of:=1/(1+[.K199])" office:value-type="float" office:value="0.911345116329166">
            <text:p>0.9113451163</text:p>
          </table:table-cell>
          <table:table-cell office:value-type="float" office:value="0.469307">
            <text:p>0.469307</text:p>
          </table:table-cell>
          <table:table-cell table:formula="of:=1/([.$E$195]*[.C199])" office:value-type="float" office:value="0.0333333333333333">
            <text:p>0.0333333333</text:p>
          </table:table-cell>
          <table:table-cell table:formula="of:=[.C199]*[.$F$195]" office:value-type="float" office:value="10">
            <text:p>10</text:p>
          </table:table-cell>
          <table:table-cell table:formula="of:=1/(3*[.C199])" office:value-type="float" office:value="0.333333333333333">
            <text:p>0.3333333333</text:p>
          </table:table-cell>
          <table:table-cell table:formula="of:=1/(10/(9*[.$B$195]*[.C199])+[.A199])" office:value-type="float" office:value="0.0089197224975223">
            <text:p>0.0089197225</text:p>
          </table:table-cell>
          <table:table-cell table:formula="of:=10*[.I199]*[.H199]/(3*[.$B$195])" office:value-type="float" office:value="0.991080277502478">
            <text:p>0.9910802775</text:p>
          </table:table-cell>
          <table:table-cell table:formula="of:=[.$D$195]*LN([.J199])/(LN([.$G$195])*[.$H$195])" office:value-type="float" office:value="0.0972791559227639">
            <text:p>0.0972791559</text:p>
          </table:table-cell>
          <table:table-cell table:formula="of:=-LN([.$A$192])/LN([.D199])" office:value-type="float" office:value="124.016766071589">
            <text:p>124.01676607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00]+[.B200]" office:value-type="float" office:value="2">
            <text:p>2</text:p>
          </table:table-cell>
          <table:table-cell table:formula="of:=1/(1+[.K200])" office:value-type="float" office:value="0.7225465449463">
            <text:p>0.7225465449</text:p>
          </table:table-cell>
          <table:table-cell office:value-type="float" office:value="0.256027">
            <text:p>0.256027</text:p>
          </table:table-cell>
          <table:table-cell table:formula="of:=1/([.$E$195]*[.C200])" office:value-type="float" office:value="0.0166666666666667">
            <text:p>0.0166666667</text:p>
          </table:table-cell>
          <table:table-cell table:formula="of:=[.C200]*[.$F$195]" office:value-type="float" office:value="20">
            <text:p>20</text:p>
          </table:table-cell>
          <table:table-cell table:formula="of:=1/(3*[.C200])" office:value-type="float" office:value="0.166666666666667">
            <text:p>0.1666666667</text:p>
          </table:table-cell>
          <table:table-cell table:formula="of:=1/(10/(9*[.$B$195]*[.C200])+[.A200])" office:value-type="float" office:value="0.0173745173745174">
            <text:p>0.0173745174</text:p>
          </table:table-cell>
          <table:table-cell table:formula="of:=10*[.I200]*[.H200]/(3*[.$B$195])" office:value-type="float" office:value="0.965250965250965">
            <text:p>0.9652509653</text:p>
          </table:table-cell>
          <table:table-cell table:formula="of:=[.$D$195]*LN([.J200])/(LN([.$G$195])*[.$H$195])" office:value-type="float" office:value="0.383993885230356">
            <text:p>0.3839938852</text:p>
          </table:table-cell>
          <table:table-cell table:formula="of:=-LN([.$A$192])/LN([.D200])" office:value-type="float" office:value="35.4272813815589">
            <text:p>35.42728138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01]+[.B201]" office:value-type="float" office:value="3">
            <text:p>3</text:p>
          </table:table-cell>
          <table:table-cell table:formula="of:=1/(1+[.K201])" office:value-type="float" office:value="0.541816782992887">
            <text:p>0.541816783</text:p>
          </table:table-cell>
          <table:table-cell office:value-type="float" office:value="0.173761">
            <text:p>0.173761</text:p>
          </table:table-cell>
          <table:table-cell table:formula="of:=1/([.$E$195]*[.C201])" office:value-type="float" office:value="0.0111111111111111">
            <text:p>0.0111111111</text:p>
          </table:table-cell>
          <table:table-cell table:formula="of:=[.C201]*[.$F$195]" office:value-type="float" office:value="30">
            <text:p>30</text:p>
          </table:table-cell>
          <table:table-cell table:formula="of:=1/(3*[.C201])" office:value-type="float" office:value="0.111111111111111">
            <text:p>0.1111111111</text:p>
          </table:table-cell>
          <table:table-cell table:formula="of:=1/(10/(9*[.$B$195]*[.C201])+[.A201])" office:value-type="float" office:value="0.0249768732654949">
            <text:p>0.0249768733</text:p>
          </table:table-cell>
          <table:table-cell table:formula="of:=10*[.I201]*[.H201]/(3*[.$B$195])" office:value-type="float" office:value="0.925069380203515">
            <text:p>0.9250693802</text:p>
          </table:table-cell>
          <table:table-cell table:formula="of:=[.$D$195]*LN([.J201])/(LN([.$G$195])*[.$H$195])" office:value-type="float" office:value="0.845642348832758">
            <text:p>0.8456423488</text:p>
          </table:table-cell>
          <table:table-cell table:formula="of:=-LN([.$A$192])/LN([.D201])" office:value-type="float" office:value="18.7865718206673">
            <text:p>18.78657182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02]+[.B202]" office:value-type="float" office:value="4">
            <text:p>4</text:p>
          </table:table-cell>
          <table:table-cell table:formula="of:=1/(1+[.K202])" office:value-type="float" office:value="0.406396582821171">
            <text:p>0.4063965828</text:p>
          </table:table-cell>
          <table:table-cell office:value-type="float" office:value="0.132091">
            <text:p>0.132091</text:p>
          </table:table-cell>
          <table:table-cell table:formula="of:=1/([.$E$195]*[.C202])" office:value-type="float" office:value="0.00833333333333333">
            <text:p>0.0083333333</text:p>
          </table:table-cell>
          <table:table-cell table:formula="of:=[.C202]*[.$F$195]" office:value-type="float" office:value="40">
            <text:p>40</text:p>
          </table:table-cell>
          <table:table-cell table:formula="of:=1/(3*[.C202])" office:value-type="float" office:value="0.0833333333333333">
            <text:p>0.0833333333</text:p>
          </table:table-cell>
          <table:table-cell table:formula="of:=1/(10/(9*[.$B$195]*[.C202])+[.A202])" office:value-type="float" office:value="0.0314685314685315">
            <text:p>0.0314685315</text:p>
          </table:table-cell>
          <table:table-cell table:formula="of:=10*[.I202]*[.H202]/(3*[.$B$195])" office:value-type="float" office:value="0.874125874125874">
            <text:p>0.8741258741</text:p>
          </table:table-cell>
          <table:table-cell table:formula="of:=[.$D$195]*LN([.J202])/(LN([.$G$195])*[.$H$195])" office:value-type="float" office:value="1.46065061142514">
            <text:p>1.4606506114</text:p>
          </table:table-cell>
          <table:table-cell table:formula="of:=-LN([.$A$192])/LN([.D202])" office:value-type="float" office:value="12.7860902896458">
            <text:p>12.78609028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03]+[.B203]" office:value-type="float" office:value="5">
            <text:p>5</text:p>
          </table:table-cell>
          <table:table-cell table:formula="of:=1/(1+[.K203])" office:value-type="float" office:value="0.312168105064283">
            <text:p>0.3121681051</text:p>
          </table:table-cell>
          <table:table-cell office:value-type="float" office:value="0.106909">
            <text:p>0.106909</text:p>
          </table:table-cell>
          <table:table-cell table:formula="of:=1/([.$E$195]*[.C203])" office:value-type="float" office:value="0.00666666666666667">
            <text:p>0.0066666667</text:p>
          </table:table-cell>
          <table:table-cell table:formula="of:=[.C203]*[.$F$195]" office:value-type="float" office:value="50">
            <text:p>50</text:p>
          </table:table-cell>
          <table:table-cell table:formula="of:=1/(3*[.C203])" office:value-type="float" office:value="0.0666666666666667">
            <text:p>0.0666666667</text:p>
          </table:table-cell>
          <table:table-cell table:formula="of:=1/(10/(9*[.$B$195]*[.C203])+[.A203])" office:value-type="float" office:value="0.036734693877551">
            <text:p>0.0367346939</text:p>
          </table:table-cell>
          <table:table-cell table:formula="of:=10*[.I203]*[.H203]/(3*[.$B$195])" office:value-type="float" office:value="0.816326530612245">
            <text:p>0.8163265306</text:p>
          </table:table-cell>
          <table:table-cell table:formula="of:=[.$D$195]*LN([.J203])/(LN([.$G$195])*[.$H$195])" office:value-type="float" office:value="2.20340221751378">
            <text:p>2.2034022175</text:p>
          </table:table-cell>
          <table:table-cell table:formula="of:=-LN([.$A$192])/LN([.D203])" office:value-type="float" office:value="9.88901612822245">
            <text:p>9.88901612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4]+[.B204]" office:value-type="float" office:value="6">
            <text:p>6</text:p>
          </table:table-cell>
          <table:table-cell table:formula="of:=1/(1+[.K204])" office:value-type="float" office:value="0.247084426768188">
            <text:p>0.2470844268</text:p>
          </table:table-cell>
          <table:table-cell office:value-type="float" office:value="0.0910476">
            <text:p>0.0910476</text:p>
          </table:table-cell>
          <table:table-cell table:formula="of:=1/([.$E$195]*[.C204])" office:value-type="float" office:value="0.00555555555555556">
            <text:p>0.0055555556</text:p>
          </table:table-cell>
          <table:table-cell table:formula="of:=[.C204]*[.$F$195]" office:value-type="float" office:value="60">
            <text:p>60</text:p>
          </table:table-cell>
          <table:table-cell table:formula="of:=1/(3*[.C204])" office:value-type="float" office:value="0.0555555555555556">
            <text:p>0.0555555556</text:p>
          </table:table-cell>
          <table:table-cell table:formula="of:=1/(10/(9*[.$B$195]*[.C204])+[.A204])" office:value-type="float" office:value="0.040785498489426">
            <text:p>0.0407854985</text:p>
          </table:table-cell>
          <table:table-cell table:formula="of:=10*[.I204]*[.H204]/(3*[.$B$195])" office:value-type="float" office:value="0.755287009063444">
            <text:p>0.7552870091</text:p>
          </table:table-cell>
          <table:table-cell table:formula="of:=[.$D$195]*LN([.J204])/(LN([.$G$195])*[.$H$195])" office:value-type="float" office:value="3.04719962759203">
            <text:p>3.0471996276</text:p>
          </table:table-cell>
          <table:table-cell table:formula="of:=-LN([.$A$192])/LN([.D204])" office:value-type="float" office:value="8.23513448185418">
            <text:p>8.23513448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05]+[.B205]" office:value-type="float" office:value="7">
            <text:p>7</text:p>
          </table:table-cell>
          <table:table-cell table:formula="of:=1/(1+[.K205])" office:value-type="float" office:value="0.201345003941365">
            <text:p>0.2013450039</text:p>
          </table:table-cell>
          <table:table-cell office:value-type="float" office:value="0.0778744">
            <text:p>0.0778744</text:p>
          </table:table-cell>
          <table:table-cell table:formula="of:=1/([.$E$195]*[.C205])" office:value-type="float" office:value="0.00476190476190476">
            <text:p>0.0047619048</text:p>
          </table:table-cell>
          <table:table-cell table:formula="of:=[.C205]*[.$F$195]" office:value-type="float" office:value="70">
            <text:p>70</text:p>
          </table:table-cell>
          <table:table-cell table:formula="of:=1/(3*[.C205])" office:value-type="float" office:value="0.0476190476190476">
            <text:p>0.0476190476</text:p>
          </table:table-cell>
          <table:table-cell table:formula="of:=1/(10/(9*[.$B$195]*[.C205])+[.A205])" office:value-type="float" office:value="0.0437196391394865">
            <text:p>0.0437196391</text:p>
          </table:table-cell>
          <table:table-cell table:formula="of:=10*[.I205]*[.H205]/(3*[.$B$195])" office:value-type="float" office:value="0.693962526023595">
            <text:p>0.693962526</text:p>
          </table:table-cell>
          <table:table-cell table:formula="of:=[.$D$195]*LN([.J205])/(LN([.$G$195])*[.$H$195])" office:value-type="float" office:value="3.96659952034973">
            <text:p>3.9665995203</text:p>
          </table:table-cell>
          <table:table-cell table:formula="of:=-LN([.$A$192])/LN([.D205])" office:value-type="float" office:value="7.18329764881703">
            <text:p>7.18329764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06]+[.B206]" office:value-type="float" office:value="8">
            <text:p>8</text:p>
          </table:table-cell>
          <table:table-cell table:formula="of:=1/(1+[.K206])" office:value-type="float" office:value="0.168381198997087">
            <text:p>0.168381199</text:p>
          </table:table-cell>
          <table:table-cell office:value-type="float" office:value="0.0674792">
            <text:p>0.0674792</text:p>
          </table:table-cell>
          <table:table-cell table:formula="of:=1/([.$E$195]*[.C206])" office:value-type="float" office:value="0.00416666666666667">
            <text:p>0.0041666667</text:p>
          </table:table-cell>
          <table:table-cell table:formula="of:=[.C206]*[.$F$195]" office:value-type="float" office:value="80">
            <text:p>80</text:p>
          </table:table-cell>
          <table:table-cell table:formula="of:=1/(3*[.C206])" office:value-type="float" office:value="0.0416666666666667">
            <text:p>0.0416666667</text:p>
          </table:table-cell>
          <table:table-cell table:formula="of:=1/(10/(9*[.$B$195]*[.C206])+[.A206])" office:value-type="float" office:value="0.0456852791878173">
            <text:p>0.0456852792</text:p>
          </table:table-cell>
          <table:table-cell table:formula="of:=10*[.I206]*[.H206]/(3*[.$B$195])" office:value-type="float" office:value="0.634517766497462">
            <text:p>0.6345177665</text:p>
          </table:table-cell>
          <table:table-cell table:formula="of:=[.$D$195]*LN([.J206])/(LN([.$G$195])*[.$H$195])" office:value-type="float" office:value="4.93890532883842">
            <text:p>4.9389053288</text:p>
          </table:table-cell>
          <table:table-cell table:formula="of:=-LN([.$A$192])/LN([.D206])" office:value-type="float" office:value="6.4623996713231">
            <text:p>6.46239967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7]+[.B207]" office:value-type="float" office:value="9">
            <text:p>9</text:p>
          </table:table-cell>
          <table:table-cell table:formula="of:=1/(1+[.K207])" office:value-type="float" office:value="0.143991076039868">
            <text:p>0.143991076</text:p>
          </table:table-cell>
          <table:table-cell office:value-type="float" office:value="0.0598244">
            <text:p>0.0598244</text:p>
          </table:table-cell>
          <table:table-cell table:formula="of:=1/([.$E$195]*[.C207])" office:value-type="float" office:value="0.0037037037037037">
            <text:p>0.0037037037</text:p>
          </table:table-cell>
          <table:table-cell table:formula="of:=[.C207]*[.$F$195]" office:value-type="float" office:value="90">
            <text:p>90</text:p>
          </table:table-cell>
          <table:table-cell table:formula="of:=1/(3*[.C207])" office:value-type="float" office:value="0.037037037037037">
            <text:p>0.037037037</text:p>
          </table:table-cell>
          <table:table-cell table:formula="of:=1/(10/(9*[.$B$195]*[.C207])+[.A207])" office:value-type="float" office:value="0.0468478889531521">
            <text:p>0.046847889</text:p>
          </table:table-cell>
          <table:table-cell table:formula="of:=10*[.I207]*[.H207]/(3*[.$B$195])" office:value-type="float" office:value="0.578368999421631">
            <text:p>0.5783689994</text:p>
          </table:table-cell>
          <table:table-cell table:formula="of:=[.$D$195]*LN([.J207])/(LN([.$G$195])*[.$H$195])" office:value-type="float" office:value="5.94487483184807">
            <text:p>5.9448748318</text:p>
          </table:table-cell>
          <table:table-cell table:formula="of:=-LN([.$A$192])/LN([.D207])" office:value-type="float" office:value="5.94060989686503">
            <text:p>5.94060989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08]+[.B208]" office:value-type="float" office:value="10">
            <text:p>10</text:p>
          </table:table-cell>
          <table:table-cell table:formula="of:=1/(1+[.K208])" office:value-type="float" office:value="0.125488778418285">
            <text:p>0.1254887784</text:p>
          </table:table-cell>
          <table:table-cell office:value-type="float" office:value="0.0565463">
            <text:p>0.0565463</text:p>
          </table:table-cell>
          <table:table-cell table:formula="of:=1/([.$E$195]*[.C208])" office:value-type="float" office:value="0.00333333333333333">
            <text:p>0.0033333333</text:p>
          </table:table-cell>
          <table:table-cell table:formula="of:=[.C208]*[.$F$195]" office:value-type="float" office:value="100">
            <text:p>100</text:p>
          </table:table-cell>
          <table:table-cell table:formula="of:=1/(3*[.C208])" office:value-type="float" office:value="0.0333333333333333">
            <text:p>0.0333333333</text:p>
          </table:table-cell>
          <table:table-cell table:formula="of:=1/(10/(9*[.$B$195]*[.C208])+[.A208])" office:value-type="float" office:value="0.0473684210526316">
            <text:p>0.0473684211</text:p>
          </table:table-cell>
          <table:table-cell table:formula="of:=10*[.I208]*[.H208]/(3*[.$B$195])" office:value-type="float" office:value="0.526315789473684">
            <text:p>0.5263157895</text:p>
          </table:table-cell>
          <table:table-cell table:formula="of:=[.$D$195]*LN([.J208])/(LN([.$G$195])*[.$H$195])" office:value-type="float" office:value="6.96884002382072">
            <text:p>6.9688400238</text:p>
          </table:table-cell>
          <table:table-cell table:formula="of:=-LN([.$A$192])/LN([.D208])" office:value-type="float" office:value="5.54695710420562">
            <text:p>5.54695710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09]+[.B209]" office:value-type="float" office:value="12">
            <text:p>12</text:p>
          </table:table-cell>
          <table:table-cell table:formula="of:=1/(1+[.K209])" office:value-type="float" office:value="0.0997576179863523">
            <text:p>0.099757618</text:p>
          </table:table-cell>
          <table:table-cell office:value-type="float" office:value="0.0470472">
            <text:p>0.0470472</text:p>
          </table:table-cell>
          <table:table-cell table:formula="of:=1/([.$E$195]*[.C209])" office:value-type="float" office:value="0.00277777777777778">
            <text:p>0.0027777778</text:p>
          </table:table-cell>
          <table:table-cell table:formula="of:=[.C209]*[.$F$195]" office:value-type="float" office:value="120">
            <text:p>120</text:p>
          </table:table-cell>
          <table:table-cell table:formula="of:=1/(3*[.C209])" office:value-type="float" office:value="0.0277777777777778">
            <text:p>0.0277777778</text:p>
          </table:table-cell>
          <table:table-cell table:formula="of:=1/(10/(9*[.$B$195]*[.C209])+[.A209])" office:value-type="float" office:value="0.0470383275261324">
            <text:p>0.0470383275</text:p>
          </table:table-cell>
          <table:table-cell table:formula="of:=10*[.I209]*[.H209]/(3*[.$B$195])" office:value-type="float" office:value="0.435540069686411">
            <text:p>0.4355400697</text:p>
          </table:table-cell>
          <table:table-cell table:formula="of:=[.$D$195]*LN([.J209])/(LN([.$G$195])*[.$H$195])" office:value-type="float" office:value="9.0242970931484">
            <text:p>9.0242970931</text:p>
          </table:table-cell>
          <table:table-cell table:formula="of:=-LN([.$A$192])/LN([.D209])" office:value-type="float" office:value="4.99473590051587">
            <text:p>4.99473590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10]+[.B210]" office:value-type="float" office:value="15">
            <text:p>15</text:p>
          </table:table-cell>
          <table:table-cell table:formula="of:=1/(1+[.K210])" office:value-type="float" office:value="0.0768159218160256">
            <text:p>0.0768159218</text:p>
          </table:table-cell>
          <table:table-cell office:value-type="float" office:value="0.0392508">
            <text:p>0.0392508</text:p>
          </table:table-cell>
          <table:table-cell table:formula="of:=1/([.$E$195]*[.C210])" office:value-type="float" office:value="0.00222222222222222">
            <text:p>0.0022222222</text:p>
          </table:table-cell>
          <table:table-cell table:formula="of:=[.C210]*[.$F$195]" office:value-type="float" office:value="150">
            <text:p>150</text:p>
          </table:table-cell>
          <table:table-cell table:formula="of:=1/(3*[.C210])" office:value-type="float" office:value="0.0222222222222222">
            <text:p>0.0222222222</text:p>
          </table:table-cell>
          <table:table-cell table:formula="of:=1/(10/(9*[.$B$195]*[.C210])+[.A210])" office:value-type="float" office:value="0.0446280991735537">
            <text:p>0.0446280992</text:p>
          </table:table-cell>
          <table:table-cell table:formula="of:=10*[.I210]*[.H210]/(3*[.$B$195])" office:value-type="float" office:value="0.330578512396694">
            <text:p>0.3305785124</text:p>
          </table:table-cell>
          <table:table-cell table:formula="of:=[.$D$195]*LN([.J210])/(LN([.$G$195])*[.$H$195])" office:value-type="float" office:value="12.0181344747122">
            <text:p>12.0181344747</text:p>
          </table:table-cell>
          <table:table-cell table:formula="of:=-LN([.$A$192])/LN([.D210])" office:value-type="float" office:value="4.48612049022571">
            <text:p>4.48612049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1]+[.B211]" office:value-type="float" office:value="20">
            <text:p>20</text:p>
          </table:table-cell>
          <table:table-cell table:formula="of:=1/(1+[.K211])" office:value-type="float" office:value="0.0569186114999062">
            <text:p>0.0569186115</text:p>
          </table:table-cell>
          <table:table-cell office:value-type="float" office:value="0.0316337">
            <text:p>0.0316337</text:p>
          </table:table-cell>
          <table:table-cell table:formula="of:=1/([.$E$195]*[.C211])" office:value-type="float" office:value="0.00166666666666667">
            <text:p>0.0016666667</text:p>
          </table:table-cell>
          <table:table-cell table:formula="of:=[.C211]*[.$F$195]" office:value-type="float" office:value="200">
            <text:p>200</text:p>
          </table:table-cell>
          <table:table-cell table:formula="of:=1/(3*[.C211])" office:value-type="float" office:value="0.0166666666666667">
            <text:p>0.0166666667</text:p>
          </table:table-cell>
          <table:table-cell table:formula="of:=1/(10/(9*[.$B$195]*[.C211])+[.A211])" office:value-type="float" office:value="0.0391304347826087">
            <text:p>0.0391304348</text:p>
          </table:table-cell>
          <table:table-cell table:formula="of:=10*[.I211]*[.H211]/(3*[.$B$195])" office:value-type="float" office:value="0.217391304347826">
            <text:p>0.2173913043</text:p>
          </table:table-cell>
          <table:table-cell table:formula="of:=[.$D$195]*LN([.J211])/(LN([.$G$195])*[.$H$195])" office:value-type="float" office:value="16.5689457920394">
            <text:p>16.568945792</text:p>
          </table:table-cell>
          <table:table-cell table:formula="of:=-LN([.$A$192])/LN([.D211])" office:value-type="float" office:value="4.01688472477597">
            <text:p>4.01688472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12]+[.B212]" office:value-type="float" office:value="30">
            <text:p>30</text:p>
          </table:table-cell>
          <table:table-cell table:formula="of:=1/(1+[.K212])" office:value-type="float" office:value="0.040038381099573">
            <text:p>0.0400383811</text:p>
          </table:table-cell>
          <table:table-cell office:value-type="float" office:value="0.0240165">
            <text:p>0.0240165</text:p>
          </table:table-cell>
          <table:table-cell table:formula="of:=1/([.$E$195]*[.C212])" office:value-type="float" office:value="0.00111111111111111">
            <text:p>0.0011111111</text:p>
          </table:table-cell>
          <table:table-cell table:formula="of:=[.C212]*[.$F$195]" office:value-type="float" office:value="300">
            <text:p>300</text:p>
          </table:table-cell>
          <table:table-cell table:formula="of:=1/(3*[.C212])" office:value-type="float" office:value="0.0111111111111111">
            <text:p>0.0111111111</text:p>
          </table:table-cell>
          <table:table-cell table:formula="of:=1/(10/(9*[.$B$195]*[.C212])+[.A212])" office:value-type="float" office:value="0.0296703296703297">
            <text:p>0.0296703297</text:p>
          </table:table-cell>
          <table:table-cell table:formula="of:=10*[.I212]*[.H212]/(3*[.$B$195])" office:value-type="float" office:value="0.10989010989011">
            <text:p>0.1098901099</text:p>
          </table:table-cell>
          <table:table-cell table:formula="of:=[.$D$195]*LN([.J212])/(LN([.$G$195])*[.$H$195])" office:value-type="float" office:value="23.9760348080273">
            <text:p>23.976034808</text:p>
          </table:table-cell>
          <table:table-cell table:formula="of:=-LN([.$A$192])/LN([.D212])" office:value-type="float" office:value="3.57775739176084">
            <text:p>3.57775739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13]+[.B213]" office:value-type="float" office:value="35">
            <text:p>35</text:p>
          </table:table-cell>
          <table:table-cell table:formula="of:=1/(1+[.K213])" office:value-type="float" office:value="0.0357115727492808">
            <text:p>0.0357115727</text:p>
          </table:table-cell>
          <table:table-cell office:value-type="float" office:value="0.0205216">
            <text:p>0.0205216</text:p>
          </table:table-cell>
          <table:table-cell table:formula="of:=1/([.$E$195]*[.C213])" office:value-type="float" office:value="0.000952380952380952">
            <text:p>0.000952381</text:p>
          </table:table-cell>
          <table:table-cell table:formula="of:=[.C213]*[.$F$195]" office:value-type="float" office:value="350">
            <text:p>350</text:p>
          </table:table-cell>
          <table:table-cell table:formula="of:=1/(3*[.C213])" office:value-type="float" office:value="0.00952380952380952">
            <text:p>0.0095238095</text:p>
          </table:table-cell>
          <table:table-cell table:formula="of:=1/(10/(9*[.$B$195]*[.C213])+[.A213])" office:value-type="float" office:value="0.0261954261954262">
            <text:p>0.0261954262</text:p>
          </table:table-cell>
          <table:table-cell table:formula="of:=10*[.I213]*[.H213]/(3*[.$B$195])" office:value-type="float" office:value="0.0831600831600831">
            <text:p>0.0831600832</text:p>
          </table:table-cell>
          <table:table-cell table:formula="of:=[.$D$195]*LN([.J213])/(LN([.$G$195])*[.$H$195])" office:value-type="float" office:value="27.0021271261467">
            <text:p>27.0021271261</text:p>
          </table:table-cell>
          <table:table-cell table:formula="of:=-LN([.$A$192])/LN([.D213])" office:value-type="float" office:value="3.45496891621541">
            <text:p>3.45496891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14]+[.B214]" office:value-type="float" office:value="50">
            <text:p>50</text:p>
          </table:table-cell>
          <table:table-cell table:formula="of:=1/(1+[.K214])" office:value-type="float" office:value="0.0283473255039643">
            <text:p>0.0283473255</text:p>
          </table:table-cell>
          <table:table-cell office:value-type="float" office:value="0.0147863">
            <text:p>0.0147863</text:p>
          </table:table-cell>
          <table:table-cell table:formula="of:=1/([.$E$195]*[.C214])" office:value-type="float" office:value="0.000666666666666667">
            <text:p>0.0006666667</text:p>
          </table:table-cell>
          <table:table-cell table:formula="of:=[.C214]*[.$F$195]" office:value-type="float" office:value="500">
            <text:p>500</text:p>
          </table:table-cell>
          <table:table-cell table:formula="of:=1/(3*[.C214])" office:value-type="float" office:value="0.00666666666666667">
            <text:p>0.0066666667</text:p>
          </table:table-cell>
          <table:table-cell table:formula="of:=1/(10/(9*[.$B$195]*[.C214])+[.A214])" office:value-type="float" office:value="0.0191489361702128">
            <text:p>0.0191489362</text:p>
          </table:table-cell>
          <table:table-cell table:formula="of:=10*[.I214]*[.H214]/(3*[.$B$195])" office:value-type="float" office:value="0.0425531914893617">
            <text:p>0.0425531915</text:p>
          </table:table-cell>
          <table:table-cell table:formula="of:=[.$D$195]*LN([.J214])/(LN([.$G$195])*[.$H$195])" office:value-type="float" office:value="34.2766965567934">
            <text:p>34.2766965568</text:p>
          </table:table-cell>
          <table:table-cell table:formula="of:=-LN([.$A$192])/LN([.D214])" office:value-type="float" office:value="3.23104301472741">
            <text:p>3.23104301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15]+[.B215]" office:value-type="float" office:value="100">
            <text:p>100</text:p>
          </table:table-cell>
          <table:table-cell table:formula="of:=1/(1+[.K215])" office:value-type="float" office:value="0.0200095906736358">
            <text:p>0.0200095907</text:p>
          </table:table-cell>
          <table:table-cell office:value-type="float" office:value="0.0151447">
            <text:p>0.0151447</text:p>
          </table:table-cell>
          <table:table-cell table:formula="of:=1/([.$E$195]*[.C215])" office:value-type="float" office:value="0.000333333333333333">
            <text:p>0.0003333333</text:p>
          </table:table-cell>
          <table:table-cell table:formula="of:=[.C215]*[.$F$195]" office:value-type="float" office:value="1000">
            <text:p>1000</text:p>
          </table:table-cell>
          <table:table-cell table:formula="of:=1/(3*[.C215])" office:value-type="float" office:value="0.00333333333333333">
            <text:p>0.0033333333</text:p>
          </table:table-cell>
          <table:table-cell table:formula="of:=1/(10/(9*[.$B$195]*[.C215])+[.A215])" office:value-type="float" office:value="0.00989010989010989">
            <text:p>0.0098901099</text:p>
          </table:table-cell>
          <table:table-cell table:formula="of:=10*[.I215]*[.H215]/(3*[.$B$195])" office:value-type="float" office:value="0.010989010989011">
            <text:p>0.010989011</text:p>
          </table:table-cell>
          <table:table-cell table:formula="of:=[.$D$195]*LN([.J215])/(LN([.$G$195])*[.$H$195])" office:value-type="float" office:value="48.9760348080273">
            <text:p>48.976034808</text:p>
          </table:table-cell>
          <table:table-cell table:formula="of:=-LN([.$A$192])/LN([.D215])" office:value-type="float" office:value="2.94332025447905">
            <text:p>2.9433202545</text:p>
          </table:table-cell>
          <table:table-cell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911345116329166">
            <text:p>0.911345116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0972791559227639">
            <text:p>0.0972791559</text:p>
          </table:table-cell>
          <table:table-cell table:formula="of:=-LN([.$A$244])/LN([.D251])" office:value-type="float" office:value="148.841652439991">
            <text:p>148.841652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7225465449463">
            <text:p>0.7225465449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383993885230356">
            <text:p>0.3839938852</text:p>
          </table:table-cell>
          <table:table-cell table:formula="of:=-LN([.$A$244])/LN([.D252])" office:value-type="float" office:value="42.5188889318712">
            <text:p>42.51888893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541816782992887">
            <text:p>0.541816783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0.845642348832758">
            <text:p>0.8456423488</text:p>
          </table:table-cell>
          <table:table-cell table:formula="of:=-LN([.$A$244])/LN([.D253])" office:value-type="float" office:value="22.5471481158972">
            <text:p>22.5471481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406396582821171">
            <text:p>0.4063965828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1.46065061142514">
            <text:p>1.4606506114</text:p>
          </table:table-cell>
          <table:table-cell table:formula="of:=-LN([.$A$244])/LN([.D254])" office:value-type="float" office:value="15.3455284091122">
            <text:p>15.34552840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312168105064283">
            <text:p>0.3121681051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2.20340221751378">
            <text:p>2.2034022175</text:p>
          </table:table-cell>
          <table:table-cell table:formula="of:=-LN([.$A$244])/LN([.D255])" office:value-type="float" office:value="11.8685363935445">
            <text:p>11.86853639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247084426768188">
            <text:p>0.2470844268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3.04719962759203">
            <text:p>3.0471996276</text:p>
          </table:table-cell>
          <table:table-cell table:formula="of:=-LN([.$A$244])/LN([.D256])" office:value-type="float" office:value="9.88359125279211">
            <text:p>9.88359125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201345003941365">
            <text:p>0.2013450039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3.96659952034973">
            <text:p>3.9665995203</text:p>
          </table:table-cell>
          <table:table-cell table:formula="of:=-LN([.$A$244])/LN([.D257])" office:value-type="float" office:value="8.62120442167508">
            <text:p>8.62120442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68381198997087">
            <text:p>0.168381199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4.93890532883842">
            <text:p>4.9389053288</text:p>
          </table:table-cell>
          <table:table-cell table:formula="of:=-LN([.$A$244])/LN([.D258])" office:value-type="float" office:value="7.75600167845159">
            <text:p>7.75600167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143991076039868">
            <text:p>0.143991076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5.94487483184807">
            <text:p>5.9448748318</text:p>
          </table:table-cell>
          <table:table-cell table:formula="of:=-LN([.$A$244])/LN([.D259])" office:value-type="float" office:value="7.12976335022589">
            <text:p>7.12976335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125488778418285">
            <text:p>0.1254887784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6.96884002382072">
            <text:p>6.9688400238</text:p>
          </table:table-cell>
          <table:table-cell table:formula="of:=-LN([.$A$244])/LN([.D260])" office:value-type="float" office:value="6.65731164870982">
            <text:p>6.65731164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997576179863523">
            <text:p>0.099757618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9.0242970931484">
            <text:p>9.0242970931</text:p>
          </table:table-cell>
          <table:table-cell table:formula="of:=-LN([.$A$244])/LN([.D261])" office:value-type="float" office:value="5.99455032156687">
            <text:p>5.994550321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768159218160256">
            <text:p>0.0768159218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12.0181344747122">
            <text:p>12.0181344747</text:p>
          </table:table-cell>
          <table:table-cell table:formula="of:=-LN([.$A$244])/LN([.D262])" office:value-type="float" office:value="5.38412351782058">
            <text:p>5.384123517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569186114999062">
            <text:p>0.0569186115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16.5689457920394">
            <text:p>16.568945792</text:p>
          </table:table-cell>
          <table:table-cell table:formula="of:=-LN([.$A$244])/LN([.D263])" office:value-type="float" office:value="4.82095912540958">
            <text:p>4.82095912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40038381099573">
            <text:p>0.0400383811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23.9760348080273">
            <text:p>23.976034808</text:p>
          </table:table-cell>
          <table:table-cell table:formula="of:=-LN([.$A$244])/LN([.D264])" office:value-type="float" office:value="4.2939300796771">
            <text:p>4.293930079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357115727492808">
            <text:p>0.0357115727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27.0021271261467">
            <text:p>27.0021271261</text:p>
          </table:table-cell>
          <table:table-cell table:formula="of:=-LN([.$A$244])/LN([.D265])" office:value-type="float" office:value="4.1465625891378">
            <text:p>4.14656258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283473255039643">
            <text:p>0.0283473255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34.2766965567934">
            <text:p>34.2766965568</text:p>
          </table:table-cell>
          <table:table-cell table:formula="of:=-LN([.$A$244])/LN([.D266])" office:value-type="float" office:value="3.87781262687585">
            <text:p>3.877812626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200095906736358">
            <text:p>0.0200095907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48.9760348080273">
            <text:p>48.976034808</text:p>
          </table:table-cell>
          <table:table-cell table:formula="of:=-LN([.$A$244])/LN([.D267])" office:value-type="float" office:value="3.53249535698962">
            <text:p>3.5324953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7T12:01:31</dc:date>
    <meta:editing-duration>P1DT21H20M52S</meta:editing-duration>
    <meta:editing-cycles>202</meta:editing-cycles>
    <meta:generator>LibreOffice/3.5$Linux_X86_64 LibreOffice_project/350m1$Build-2</meta:generator>
    <dc:creator>Stuart Slattery</dc:creator>
    <meta:document-statistic meta:table-count="3" meta:cell-count="3556" meta:object-count="1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891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954cm" svg:y="10.29cm" style:legend-expansion="wide" chart:style-name="ch4"/>
        <chart:plot-area chart:style-name="ch5" table:cell-range-address="Parallel.J12:Parallel.J28 Parallel.D11:Parallel.E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85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574cm" svg:y="0.374cm" chart:style-name="ch2">
          <text:p>Initial lambda vs. # of buffer communications per MCSA iteration</text:p>
        </chart:title>
        <chart:subtitle svg:x="7.972cm" svg:y="1.391cm" chart:style-name="ch3">
          <text:p>No Overlap</text:p>
        </chart:subtitle>
        <chart:legend chart:legend-position="bottom" svg:x="6.272cm" svg:y="11.143cm" style:legend-expansion="wide" chart:style-name="ch4"/>
        <chart:plot-area chart:style-name="ch5" table:cell-range-address="Parallel.E13:Parallel.F28 Parallel.F11:Parallel.F11 Parallel.L11:Parallel.L11 Parallel.L13:Parallel.L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36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54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L13:Parallel.L28" chart:label-cell-address="Parallel.L11:Parallel.L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L11:Parallel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0.05">
                <text:p>0.0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L13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0.025">
                <text:p>0.025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0.02">
                <text:p>0.02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0.0125">
                <text:p>0.0125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0.01">
                <text:p>0.01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0.005">
                <text:p>0.005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0.002">
                <text:p>0.0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0.001">
                <text:p>0.001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2.673cm" svg:y="0.37cm" chart:style-name="ch2">
          <text:p>Spectral Radius vs. Domain Optical Thickness</text:p>
        </chart:title>
        <chart:plot-area chart:style-name="ch3" table:cell-range-address="Parallel.J12:Parallel.K28" svg:x="1.305cm" svg:y="1.851cm" svg:width="12.853cm" svg:height="8.648cm">
          <chartooo:coordinate-region svg:x="2.032cm" svg:y="2.05cm" svg:width="12.032cm" svg:height="7.802cm"/>
          <chart:axis chart:dimension="x" chart:name="primary-x" chart:style-name="ch4">
            <chart:title svg:x="7.211cm" svg:y="10.733cm" chart:style-name="ch5">
              <text:p>rho(H)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K12:Parallel.K28" chart:class="chart:scatter">
            <chart:domain table:cell-range-address="Parallel.J12:Parallel.J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K12:Parallel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3.8cm" svg:y="9.3cm" style:legend-expansion="wide" chart:style-name="ch4"/>
        <chart:plot-area chart:style-name="ch5" table:cell-range-address="Parallel.J97:Parallel.J113 Parallel.D96:Parallel.E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4.194cm" svg:y="9.477cm" style:legend-expansion="wide" chart:style-name="ch4"/>
        <chart:plot-area chart:style-name="ch5" table:cell-range-address="Parallel.J149:Parallel.J165 Parallel.D148:Parallel.E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81161989775292">
                <text:p>0.981161989775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59433135487902">
                <text:p>0.95943313548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931938195263869">
                <text:p>0.931938195263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900762856253815">
                <text:p>0.90076285625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867784386961098">
                <text:p>0.86778438696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834494688452496">
                <text:p>0.834494688452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801959818856714">
                <text:p>0.80195981885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770865156591522">
                <text:p>0.7708651565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741596597493056">
                <text:p>0.7415965974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689077841775582">
                <text:p>0.689077841775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624646011646804">
                <text:p>0.6246460116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546912129043484">
                <text:p>0.54691212904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45479316376085">
                <text:p>0.454793163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425512657040456">
                <text:p>0.42551265704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36848226345302">
                <text:p>0.3684822634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289955780375946">
                <text:p>0.289955780375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cm" svg:height="12.438cm" xlink:href=".." xlink:type="simple" chart:class="chart:scatter" chart:style-name="ch1">
        <chart:title svg:x="5.157cm" svg:y="0.384cm" chart:style-name="ch2">
          <text:p>Spectral Radius vs. Domain Leakage</text:p>
        </chart:title>
        <chart:plot-area chart:style-name="ch3" table:cell-range-address="Parallel.J97:Parallel.J113 Parallel.D145:Parallel.D145 Parallel.D149:Parallel.E165 Parallel.D8:Parallel.D8 Parallel.D12:Parallel.E28 Parallel.D93:Parallel.D93 Parallel.D97:Parallel.E113 Parallel.D195:Parallel.D195 Parallel.D199:Parallel.D215 Parallel.E11:Parallel.E11 Parallel.E96:Parallel.E96 Parallel.E148:Parallel.E148 Parallel.E198:Parallel.E198 Parallel.E251:Parallel.E267" chart:data-source-has-labels="row" svg:x="1.367cm" svg:y="1.907cm" svg:width="15.731cm" svg:height="9.302cm">
          <chartooo:coordinate-region svg:x="2.094cm" svg:y="2.106cm" svg:width="14.91cm" svg:height="8.456cm"/>
          <chart:axis chart:dimension="x" chart:name="primary-x" chart:style-name="ch4">
            <chart:title svg:x="8.712cm" svg:y="11.457cm" chart:style-name="ch5">
              <text:p>rho(H)</text:p>
            </chart:title>
          </chart:axis>
          <chart:axis chart:dimension="y" chart:name="primary-y" chart:style-name="ch4">
            <chart:title svg:x="0.451cm" svg:y="7.158cm" chart:style-name="ch6">
              <text:p>lambda</text:p>
            </chart:title>
            <chart:grid chart:style-name="ch7" chart:class="major"/>
          </chart:axis>
          <chart:series chart:style-name="ch8" chart:values-cell-range-address="Parallel.D149:Parallel.D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D12:Parallel.D28" chart:label-cell-address="Parallel.D8:Parallel.D8" chart:class="chart:scatter">
            <chart:data-point chart:repeated="17"/>
          </chart:series>
          <chart:series chart:style-name="ch8" chart:values-cell-range-address="Parallel.D97:Parallel.D113" chart:label-cell-address="Parallel.D93:Parallel.D93" chart:class="chart:scatter">
            <chart:data-point chart:repeated="17"/>
          </chart:series>
          <chart:series chart:style-name="ch8" chart:values-cell-range-address="Parallel.D199:Parallel.D215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>100</text:p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81161989775292">
                <text:p>0.981161989775292</text:p>
              </table:table-cell>
              <table:table-cell office:value-type="float" office:value="0.963020597905346">
                <text:p>0.963020597905346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59433135487902">
                <text:p>0.959433135487902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31938195263869">
                <text:p>0.931938195263869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900762856253815">
                <text:p>0.900762856253815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67784386961098">
                <text:p>0.867784386961098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834494688452496">
                <text:p>0.834494688452496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801959818856714">
                <text:p>0.801959818856714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70865156591522">
                <text:p>0.770865156591522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1596597493056">
                <text:p>0.741596597493056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077841775582">
                <text:p>0.689077841775582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24646011646804">
                <text:p>0.624646011646804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6912129043484">
                <text:p>0.546912129043484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5479316376085">
                <text:p>0.45479316376085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425512657040456">
                <text:p>0.42551265704045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36848226345302">
                <text:p>0.368482263453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9955780375946">
                <text:p>0.289955780375946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74cm" svg:height="10.699cm" xlink:href=".." xlink:type="simple" chart:class="chart:scatter" chart:style-name="ch1">
        <chart:title svg:x="5.429cm" svg:y="0.349cm" chart:style-name="ch2">
          <text:p>rho(H) vs. Domain Leakage</text:p>
        </chart:title>
        <chart:subtitle svg:x="7.333cm" svg:y="1.341cm" chart:style-name="ch3">
          <text:p>ni_i = 100</text:p>
        </chart:subtitle>
        <chart:legend chart:legend-position="bottom" svg:x="2.501cm" svg:y="9.916cm" style:legend-expansion="wide" chart:style-name="ch4"/>
        <chart:plot-area chart:style-name="ch5" table:cell-range-address="Parallel.J199:Parallel.J215 Parallel.D198:Parallel.E215 Parallel.E250:Parallel.E267" chart:data-source-has-labels="row" svg:x="1.34cm" svg:y="2.45cm" svg:width="14.476cm" svg:height="6.272cm">
          <chartooo:coordinate-region svg:x="2.067cm" svg:y="2.649cm" svg:width="13.655cm" svg:height="5.426cm"/>
          <chart:axis chart:dimension="x" chart:name="primary-x" chart:style-name="ch6">
            <chart:title svg:x="8.058cm" svg:y="8.935cm" chart:style-name="ch7">
              <text:p>rho(H)</text:p>
            </chart:title>
          </chart:axis>
          <chart:axis chart:dimension="y" chart:name="primary-y" chart:style-name="ch8">
            <chart:title svg:x="0.451cm" svg:y="6.1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series chart:style-name="ch12" chart:values-cell-range-address="Parallel.D199:Parallel.D215" chart:label-cell-address="Parallel.D198:Parallel.D198" chart:class="chart:scatter">
            <chart:data-point chart:repeated="17"/>
          </chart:series>
          <chart:series chart:style-name="ch13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  <table:table-cell office:value-type="string">
                <text:p>lambda predicted</text:p>
                <draw:g>
                  <svg:desc>Parallel.D198:Parallel.D19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plot-area chart:style-name="ch3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38cm" svg:y="2.011cm" svg:width="14.396cm" svg:height="10.438cm">
          <chartooo:coordinate-region svg:x="2.33cm" svg:y="2.011cm" svg:width="13.31cm" svg:height="9.791cm"/>
          <chart:axis chart:dimension="x" chart:name="primary-x" chart:style-name="ch4">
            <chart:title svg:x="8.016cm" svg:y="12.723cm" chart:style-name="ch5">
              <text:p>rho(H)</text:p>
            </chart:title>
          </chart:axis>
          <chart:axis chart:dimension="y" chart:name="primary-y" chart:style-name="ch6">
            <chart:title svg:x="0.451cm" svg:y="8.623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10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1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10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1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10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98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69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1.995cm" svg:y="0.399cm" chart:style-name="ch2">
          <text:p>Absportion to Scatter Ratio vs. Iteratation Matrix Spectral Radius</text:p>
        </chart:title>
        <chart:plot-area chart:style-name="ch3" table:cell-range-address="Spectral.C11:Spectral.D34 Spectral.D10:Spectral.D10 Spectral.I144:Spectral.I168 Spectral.N10:Spectral.N34 Spectral.I111:Spectral.I135 Spectral.A107:Spectral.A107 Spectral.D112:Spectral.D135 Spectral.A140:Spectral.A140 Spectral.D145:Spectral.D168" chart:data-source-has-labels="row" svg:x="1.351cm" svg:y="1.967cm" svg:width="14.985cm" svg:height="9.941cm">
          <chartooo:coordinate-region svg:x="2.078cm" svg:y="2.166cm" svg:width="13.978cm" svg:height="9.095cm"/>
          <chart:axis chart:dimension="x" chart:name="primary-x" chart:style-name="ch4">
            <chart:title svg:x="7.383cm" svg:y="12.171cm" chart:style-name="ch5">
              <text:p>Sigma_s / Sigma_a</text:p>
            </chart:title>
          </chart:axis>
          <chart:axis chart:dimension="y" chart:name="primary-y" chart:style-name="ch6">
            <chart:title svg:x="0.451cm" svg:y="7.457cm" chart:style-name="ch7">
              <text:p>rho(H)</text:p>
            </chart:title>
            <chart:grid chart:style-name="ch8" chart:class="major"/>
          </chart:axis>
          <chart:series chart:style-name="ch9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10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series chart:style-name="ch10" chart:values-cell-range-address="Spectral.N11:Spectral.N34" chart:label-cell-address="Spectral.N10:Spectral.N10" chart:class="chart:scatter">
            <chart:data-point chart:repeated="24"/>
          </chart:series>
          <chart:series chart:style-name="ch10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